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Docs-Cambria" svg:font-family="Docs-Cambria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2pt solid #000000" style:vertical-align="automatic" fo:background-color="#FFFFFF" style:repeat-content="false"/>
      <style:paragraph-properties fo:text-align="center"/>
      <style:text-properties style:font-name="Docs-Cambria" style:font-name-asian="Docs-Cambria" style:font-name-complex="Docs-Cambria" fo:font-size="13pt" style:font-size-asian="13pt" style:font-size-complex="13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thin dotted #000000" fo:border-left="none" fo:border-right="none" style:vertical-align="automatic" fo:wrap-option="wrap" style:repeat-content="false"/>
      <style:paragraph-properties fo:text-align="center"/>
      <style:text-properties style:font-name="Cambria" style:font-name-asian="Cambria" style:font-name-complex="Cambria" fo:font-size="13pt" style:font-size-asian="13pt" style:font-size-complex="13pt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fo:border-top="2pt solid #000000" fo:border-bottom="thin dotted #000000" fo:border-left="none" fo:border-right="2pt solid #000000" style:vertical-align="automatic" fo:wrap-option="wrap" style:repeat-content="false"/>
      <style:paragraph-properties fo:text-align="center"/>
      <style:text-properties style:font-name="Cambria" style:font-name-asian="Cambria" style:font-name-complex="Cambria" fo:font-size="13pt" style:font-size-asian="13pt" style:font-size-complex="13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-top="thin dotted #000000" fo:border-bottom="2pt solid #000000" fo:border-left="none" fo:border-right="thin dotted #000000" style:vertical-align="middle" fo:wrap-option="wrap" style:repeat-content="false"/>
      <style:paragraph-properties fo:text-align="center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10" style:family="table-cell" style:parent-style-name="Default" style:data-style-name="N0">
      <style:table-cell-properties fo:border-top="thin dotted #000000" fo:border-bottom="2pt solid #000000" fo:border-left="thin dotted #000000" fo:border-right="thin dotted #000000" style:vertical-align="middle" fo:wrap-option="wrap" style:repeat-content="false"/>
      <style:paragraph-properties fo:text-align="center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11" style:family="table-cell" style:parent-style-name="Default" style:data-style-name="N0">
      <style:table-cell-properties fo:border-top="thin dotted #000000" fo:border-bottom="2pt solid #000000" fo:border-left="thin dotted #000000" fo:border-right="2pt solid #000000" style:vertical-align="middle" fo:wrap-option="wrap" style:repeat-content="false"/>
      <style:paragraph-properties fo:text-align="center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12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-top="thin solid #000000" fo:border-bottom="thin dotted #000000" fo:border-left="thin solid #000000" fo:border-right="2pt solid #000000" style:vertical-align="automatic" fo:wrap-option="wrap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4" style:family="table-cell" style:parent-style-name="Default" style:data-style-name="N0">
      <style:table-cell-properties fo:border-top="thin solid #000000" fo:border-bottom="thin dotted #000000" fo:border-left="2pt solid #000000" fo:border-right="thin dotted #000000" style:vertical-align="top" fo:wrap-option="wrap" style:repeat-content="false"/>
      <style:paragraph-properties fo:text-align="center"/>
    </style:style>
    <style:style style:name="ce15" style:family="table-cell" style:parent-style-name="Default" style:data-style-name="N15">
      <style:table-cell-properties fo:border-top="thin solid #000000" fo:border-bottom="thin dotted #000000" fo:border-left="thin dotted #000000" fo:border-right="thin dotted #000000" style:vertical-align="top" fo:wrap-option="wrap" style:repeat-content="false"/>
      <style:paragraph-properties fo:text-align="center"/>
    </style:style>
    <style:style style:name="ce16" style:family="table-cell" style:parent-style-name="Default" style:data-style-name="N15">
      <style:table-cell-properties fo:border-top="thin solid #000000" fo:border-bottom="thin dotted #000000" fo:border-left="thin dotted #000000" fo:border-right="thin dotted #000000" style:vertical-align="top" fo:wrap-option="wrap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-top="thin solid #000000" fo:border-bottom="thin dotted #000000" fo:border-left="thin dotted #000000" fo:border-right="thin solid #000000" style:vertical-align="top" fo:wrap-option="wrap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-top="thin dotted #000000" fo:border-bottom="thin dotted #000000" fo:border-left="thin solid #000000" fo:border-right="2pt solid #000000" style:vertical-align="automatic" fo:wrap-option="wrap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9" style:family="table-cell" style:parent-style-name="Default" style:data-style-name="N0">
      <style:table-cell-properties fo:border-top="thin dotted #000000" fo:border-bottom="thin dotted #000000" fo:border-left="2pt solid #000000" fo:border-right="thin dotted #000000" style:vertical-align="top" fo:wrap-option="wrap" style:repeat-content="false"/>
      <style:paragraph-properties fo:text-align="center"/>
    </style:style>
    <style:style style:name="ce20" style:family="table-cell" style:parent-style-name="Default" style:data-style-name="N15">
      <style:table-cell-properties fo:border-top="none" fo:border-bottom="thin dotted #000000" fo:border-left="thin dotted #000000" fo:border-right="thin dotted #000000" style:vertical-align="top" fo:wrap-option="wrap" style:repeat-content="false"/>
      <style:paragraph-properties fo:text-align="center"/>
    </style:style>
    <style:style style:name="ce21" style:family="table-cell" style:parent-style-name="Default" style:data-style-name="N15">
      <style:table-cell-properties fo:border-top="none" fo:border-bottom="thin dotted #000000" fo:border-left="thin dotted #000000" fo:border-right="thin dotted #000000" style:vertical-align="top" fo:wrap-option="wrap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none" fo:border-bottom="thin dotted #000000" fo:border-left="thin dotted #000000" fo:border-right="thin solid #000000" style:vertical-align="top" fo:wrap-option="wrap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-top="thin dotted #000000" fo:border-bottom="thin solid #000000" fo:border-left="thin solid #000000" fo:border-right="2pt solid #000000" style:vertical-align="automatic" fo:wrap-option="wrap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24" style:family="table-cell" style:parent-style-name="Default" style:data-style-name="N0">
      <style:table-cell-properties fo:border-top="thin dotted #000000" fo:border-bottom="thin solid #000000" fo:border-left="2pt solid #000000" fo:border-right="thin dotted #000000" style:vertical-align="top" fo:wrap-option="wrap" style:repeat-content="false"/>
      <style:paragraph-properties fo:text-align="center"/>
    </style:style>
    <style:style style:name="ce25" style:family="table-cell" style:parent-style-name="Default" style:data-style-name="N15">
      <style:table-cell-properties fo:border-top="none" fo:border-bottom="thin solid #000000" fo:border-left="thin dotted #000000" fo:border-right="thin dotted #000000" style:vertical-align="top" fo:wrap-option="wrap" style:repeat-content="false"/>
      <style:paragraph-properties fo:text-align="center"/>
    </style:style>
    <style:style style:name="ce26" style:family="table-cell" style:parent-style-name="Default" style:data-style-name="N15">
      <style:table-cell-properties fo:border-top="none" fo:border-bottom="thin solid #000000" fo:border-left="thin dotted #000000" fo:border-right="thin dotted #000000" style:vertical-align="top" fo:wrap-option="wrap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order-top="none" fo:border-bottom="thin solid #000000" fo:border-left="thin dotted #000000" fo:border-right="thin solid #000000" style:vertical-align="top" fo:wrap-option="wrap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 style:vertical-align="middle" fo:background-color="#F6F9D4" style:repeat-content="false"/>
      <style:paragraph-properties fo:text-align="center"/>
    </style:style>
    <style:style style:name="co1" style:family="table-column">
      <style:table-column-properties fo:break-before="auto" style:column-width="1.00541666666667cm"/>
    </style:style>
    <style:style style:name="co2" style:family="table-column">
      <style:table-column-properties fo:break-before="auto" style:column-width="2.46944444444444cm"/>
    </style:style>
    <style:style style:name="co3" style:family="table-column">
      <style:table-column-properties fo:break-before="auto" style:column-width="3.01625cm"/>
    </style:style>
    <style:style style:name="co4" style:family="table-column">
      <style:table-column-properties fo:break-before="auto" style:column-width="2.25777777777778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33pt" style:use-optimal-row-height="true" fo:break-before="auto"/>
    </style:style>
    <style:style style:name="ro3" style:family="table-row">
      <style:table-row-properties style:row-height="64.1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Hoja_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2"/>
        <table:table-column table:style-name="co2" table:default-cell-style-name="ce2"/>
        <table:table-column table:style-name="co2" table:number-columns-repeated="1020" table:default-cell-style-name="ce1"/>
        <table:table-column table:style-name="co4" table:number-columns-repeated="15360" table:default-cell-style-name="ce1"/>
        <table:table-row table:style-name="ro1">
          <table:table-cell table:style-name="ce2"/>
          <table:table-cell table:style-name="ce3"/>
          <table:table-cell table:number-columns-repeated="2" table:style-name="ce2"/>
          <table:table-cell table:number-columns-repeated="16380" table:style-name="ce1"/>
        </table:table-row>
        <table:table-row table:style-name="ro2">
          <table:table-cell table:style-name="ce2"/>
          <table:table-cell table:style-name="ce4"/>
          <table:table-cell office:value-type="string" table:style-name="ce5">
            <text:p>coeficiente Betha</text:p>
          </table:table-cell>
          <table:table-cell office:value-type="float" office:value="3" table:style-name="ce5">
            <text:p>3</text:p>
          </table:table-cell>
          <table:table-cell table:style-name="ce5"/>
          <table:table-cell table:style-name="ce6"/>
          <table:table-cell table:number-columns-repeated="16378" table:style-name="ce1"/>
        </table:table-row>
        <table:table-row table:style-name="ro3">
          <table:table-cell table:style-name="ce7"/>
          <table:table-cell table:style-name="ce8"/>
          <table:table-cell office:value-type="string" table:style-name="ce9">
            <text:p>potencia Armónico en dBm</text:p>
          </table:table-cell>
          <table:table-cell office:value-type="string" table:style-name="ce10">
            <text:p>Potencia Armónico mW</text:p>
          </table:table-cell>
          <table:table-cell office:value-type="string" table:style-name="ce10">
            <text:p>Coeficiente de Bessel practico</text:p>
          </table:table-cell>
          <table:table-cell office:value-type="string" table:style-name="ce11">
            <text:p>Coeficiente de Bessel teorico</text:p>
          </table:table-cell>
          <table:table-cell table:number-columns-repeated="1009" table:style-name="ce12"/>
          <table:table-cell table:number-columns-repeated="15369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13">
            <text:p>J0(B)</text:p>
          </table:table-cell>
          <table:table-cell office:value-type="float" office:value="-23.8" table:style-name="ce14">
            <text:p>-23,8</text:p>
          </table:table-cell>
          <table:table-cell office:value-type="float" office:value="4.1686938347033527E-3" table:formula="of:=POWER(10;[.C4]/10)" table:style-name="ce15">
            <text:p>4,17E-03</text:p>
          </table:table-cell>
          <table:table-cell office:value-type="float" office:value="0.26267583115274384" table:formula="of:=SQRT([.D4]/[.$D$14])" table:style-name="ce16">
            <text:p>2,63E-01</text:p>
          </table:table-cell>
          <table:table-cell office:value-type="float" office:value="-0.26005195771993089" table:formula="of:=BESSELJ([.D$2];[.A4])" table:style-name="ce17">
            <text:p>-0,260051958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8">
            <text:p>J1(B)</text:p>
          </table:table-cell>
          <table:table-cell office:value-type="float" office:value="-21.5" table:style-name="ce19">
            <text:p>-21,5</text:p>
          </table:table-cell>
          <table:table-cell office:value-type="float" office:value="7.0794578438413795E-3" table:formula="of:=POWER(10;[.C5]/10)" table:style-name="ce20">
            <text:p>7,08E-03</text:p>
          </table:table-cell>
          <table:table-cell office:value-type="float" office:value="0.34231041666060141" table:formula="of:=SQRT([.D5]/[.$D$14])" table:style-name="ce21">
            <text:p>3,42E-01</text:p>
          </table:table-cell>
          <table:table-cell office:value-type="float" office:value="0.33905895827253579" table:formula="of:=BESSELJ([.D$2];[.A5])" table:style-name="ce22">
            <text:p>0,339058958</text:p>
          </table:table-cell>
          <table:table-cell table:number-columns-repeated="16378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8">
            <text:p>j2(B)</text:p>
          </table:table-cell>
          <table:table-cell office:value-type="float" office:value="-18.5" table:style-name="ce19">
            <text:p>-18,5</text:p>
          </table:table-cell>
          <table:table-cell office:value-type="float" office:value="1.4125375446227528E-2" table:formula="of:=POWER(10;[.C6]/10)" table:style-name="ce20">
            <text:p>1,41E-02</text:p>
          </table:table-cell>
          <table:table-cell office:value-type="float" office:value="0.48352631544855762" table:formula="of:=SQRT([.D6]/[.$D$14])" table:style-name="ce21">
            <text:p>4,84E-01</text:p>
          </table:table-cell>
          <table:table-cell office:value-type="float" office:value="0.48609126323495477" table:formula="of:=BESSELJ([.D$2];[.A6])" table:style-name="ce22">
            <text:p>0,486091263</text:p>
          </table:table-cell>
          <table:table-cell table:number-columns-repeated="16378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8">
            <text:p>j3(B)</text:p>
          </table:table-cell>
          <table:table-cell office:value-type="float" office:value="-22.4" table:style-name="ce19">
            <text:p>-22,4</text:p>
          </table:table-cell>
          <table:table-cell office:value-type="float" office:value="5.7543993733715701E-3" table:formula="of:=POWER(10;[.C7]/10)" table:style-name="ce20">
            <text:p>5,75E-03</text:p>
          </table:table-cell>
          <table:table-cell office:value-type="float" office:value="0.30861719176306751" table:formula="of:=SQRT([.D7]/[.$D$14])" table:style-name="ce21">
            <text:p>3,09E-01</text:p>
          </table:table-cell>
          <table:table-cell office:value-type="float" office:value="0.30906286476756828" table:formula="of:=BESSELJ([.D$2];[.A7])" table:style-name="ce22">
            <text:p>0,309062865</text:p>
          </table:table-cell>
          <table:table-cell table:number-columns-repeated="16378" table:style-name="ce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8">
            <text:p>j4(B)</text:p>
          </table:table-cell>
          <table:table-cell office:value-type="float" office:value="-29.8" table:style-name="ce19">
            <text:p>-29,8</text:p>
          </table:table-cell>
          <table:table-cell office:value-type="float" office:value="1.0471285480508988E-3" table:formula="of:=POWER(10;[.C8]/10)" table:style-name="ce20">
            <text:p>1,05E-03</text:p>
          </table:table-cell>
          <table:table-cell office:value-type="float" office:value="0.13164977315618814" table:formula="of:=SQRT([.D8]/[.$D$14])" table:style-name="ce21">
            <text:p>1,32E-01</text:p>
          </table:table-cell>
          <table:table-cell office:value-type="float" office:value="0.13203418393192615" table:formula="of:=BESSELJ([.D$2];[.A8])" table:style-name="ce22">
            <text:p>0,132034184</text:p>
          </table:table-cell>
          <table:table-cell table:number-columns-repeated="16378" table:style-name="ce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8">
            <text:p>j5(B)</text:p>
          </table:table-cell>
          <table:table-cell office:value-type="float" office:value="-39.6" table:style-name="ce19">
            <text:p>-39,6</text:p>
          </table:table-cell>
          <table:table-cell office:value-type="float" office:value="1.0964781961431837E-4" table:formula="of:=POWER(10;[.C9]/10)" table:style-name="ce20">
            <text:p>1,10E-04</text:p>
          </table:table-cell>
          <table:table-cell office:value-type="float" office:value="4.2601031529566916E-2" table:formula="of:=SQRT([.D9]/[.$D$14])" table:style-name="ce21">
            <text:p>4,26E-02</text:p>
          </table:table-cell>
          <table:table-cell office:value-type="float" office:value="4.3028434877065341E-2" table:formula="of:=BESSELJ([.D$2];[.A9])" table:style-name="ce22">
            <text:p>0,043028435</text:p>
          </table:table-cell>
          <table:table-cell table:number-columns-repeated="16378" table:style-name="ce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8">
            <text:p>j6(B)</text:p>
          </table:table-cell>
          <table:table-cell office:value-type="float" office:value="-51.1" table:style-name="ce19">
            <text:p>-51,1</text:p>
          </table:table-cell>
          <table:table-cell office:value-type="float" office:value="7.7624711662868956E-6" table:formula="of:=POWER(10;[.C10]/10)" table:style-name="ce20">
            <text:p>7,76E-06</text:p>
          </table:table-cell>
          <table:table-cell office:value-type="float" office:value="1.1334963216399782E-2" table:formula="of:=SQRT([.D10]/[.$D$14])" table:style-name="ce21">
            <text:p>1,13E-02</text:p>
          </table:table-cell>
          <table:table-cell office:value-type="float" office:value="1.1393932332213098E-2" table:formula="of:=BESSELJ([.D$2];[.A10])" table:style-name="ce22">
            <text:p>0,011393932</text:p>
          </table:table-cell>
          <table:table-cell table:number-columns-repeated="16378" table:style-name="ce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18">
            <text:p>j7(B)</text:p>
          </table:table-cell>
          <table:table-cell office:value-type="float" office:value="-63.9" table:style-name="ce19">
            <text:p>-63,9</text:p>
          </table:table-cell>
          <table:table-cell office:value-type="float" office:value="4.0738027780411229E-7" table:formula="of:=POWER(10;[.C11]/10)" table:style-name="ce20">
            <text:p>4,07E-07</text:p>
          </table:table-cell>
          <table:table-cell office:value-type="float" office:value="2.5966900577762838E-3" table:formula="of:=SQRT([.D11]/[.$D$14])" table:style-name="ce21">
            <text:p>2,60E-03</text:p>
          </table:table-cell>
          <table:table-cell office:value-type="float" office:value="2.5472944518046946E-3" table:formula="of:=BESSELJ([.D$2];[.A11])" table:style-name="ce22">
            <text:p>0,002547294</text:p>
          </table:table-cell>
          <table:table-cell table:number-columns-repeated="16378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8">
            <text:p>j8(B)</text:p>
          </table:table-cell>
          <table:table-cell office:value-type="float" office:value="-78" table:style-name="ce19">
            <text:p>-78</text:p>
          </table:table-cell>
          <table:table-cell office:value-type="float" office:value="1.5848931924611133E-8" table:formula="of:=POWER(10;[.C12]/10)" table:style-name="ce20">
            <text:p>1,58E-08</text:p>
          </table:table-cell>
          <table:table-cell office:value-type="float" office:value="5.1217705086013376E-4" table:formula="of:=SQRT([.D12]/[.$D$14])" table:style-name="ce21">
            <text:p>5,12E-04</text:p>
          </table:table-cell>
          <table:table-cell office:value-type="float" office:value="4.9344177620883501E-4" table:formula="of:=BESSELJ([.D$2];[.A12])" table:style-name="ce22">
            <text:p>0,000493442</text:p>
          </table:table-cell>
          <table:table-cell table:number-columns-repeated="16378" table:style-name="ce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3">
            <text:p>j9(B)</text:p>
          </table:table-cell>
          <table:table-cell office:value-type="float" office:value="-90" table:style-name="ce24">
            <text:p>-90</text:p>
          </table:table-cell>
          <table:table-cell office:value-type="float" office:value="1.0000000000000001E-9" table:formula="of:=POWER(10;[.C13]/10)" table:style-name="ce25">
            <text:p>1,00E-09</text:p>
          </table:table-cell>
          <table:table-cell office:value-type="float" office:value="1.2865305845861623E-4" table:formula="of:=SQRT([.D13]/[.$D$14])" table:style-name="ce26">
            <text:p>1,29E-04</text:p>
          </table:table-cell>
          <table:table-cell office:value-type="float" office:value="8.4395021309091828E-5" table:formula="of:=BESSELJ([.D$2];[.A13])" table:style-name="ce27">
            <text:p>8,4395E-05</text:p>
          </table:table-cell>
          <table:table-cell table:number-columns-repeated="16378" table:style-name="ce1"/>
        </table:table-row>
        <table:table-row table:style-name="ro1">
          <table:table-cell table:style-name="ce2"/>
          <table:table-cell table:style-name="ce3"/>
          <table:table-cell office:value-type="string" table:style-name="ce28">
            <text:p>Potencia total</text:p>
          </table:table-cell>
          <table:table-cell office:value-type="float" office:value="6.0417085297666762E-2" table:formula="of:=+[.D4]+2*SUM([.D5:.D13])" table:style-name="ce28">
            <text:p>0,060417085</text:p>
          </table:table-cell>
          <table:table-cell office:value-type="string" table:style-name="ce28">
            <text:p>mW</text:p>
          </table:table-cell>
          <table:table-cell table:number-columns-repeated="16379" table:style-name="ce1"/>
        </table:table-row>
        <table:table-row table:style-name="ro1">
          <table:table-cell table:style-name="ce2"/>
          <table:table-cell table:style-name="ce3"/>
          <table:table-cell table:number-columns-repeated="2" table:style-name="ce2"/>
          <table:table-cell table:number-columns-repeated="16380" table:style-name="ce1"/>
        </table:table-row>
        <table:table-row table:style-name="ro1">
          <table:table-cell table:style-name="ce2"/>
          <table:table-cell office:value-type="float" office:value="0" table:formula="of:=#VALUE!" table:number-columns-spanned="5" table:number-rows-spanned="16" table:style-name="ce29">
            <text:p>#¡VALOR!</text:p>
          </table:table-cell>
          <table:covered-table-cell table:number-columns-repeated="4"/>
          <table:table-cell table:number-columns-repeated="16378" table:style-name="ce1"/>
        </table:table-row>
        <table:table-row table:number-rows-repeated="15" table:style-name="ro1">
          <table:table-cell/>
          <table:covered-table-cell/>
          <table:covered-table-cell table:number-columns-repeated="4"/>
          <table:table-cell table:number-columns-repeated="16378"/>
        </table:table-row>
        <table:table-row table:style-name="ro1">
          <table:table-cell/>
          <table:table-cell table:style-name="ce3"/>
          <table:table-cell table:number-columns-repeated="2" table:style-name="ce2"/>
          <table:table-cell table:number-columns-repeated="16380" table:style-name="ce1"/>
        </table:table-row>
        <table:table-row table:number-rows-repeated="964" table:style-name="ro1">
          <table:table-cell/>
          <table:table-cell table:style-name="ce3"/>
          <table:table-cell table:number-columns-repeated="16382"/>
        </table:table-row>
        <table:table-row table:number-rows-repeated="1047576" table:style-name="ro4">
          <table:table-cell table:number-columns-repeated="16384"/>
        </table:table-row>
        <table:table-row table:number-rows-repeated="4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Docs-Cambria" svg:font-family="Docs-Cambria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meta:initial-creator>Josman</meta:initial-creator>
    <dc:creator>JOSMAN RICO</dc:creator>
    <meta:creation-date>2023-11-24T20:32:34Z</meta:creation-date>
    <dc:date>2023-11-24T20:32:34Z</dc:date>
    <meta:editing-cycles>1</meta:editing-cycles>
    <meta:editing-duration>PT531S</meta:editing-duration>
  </office:meta>
</office:document-meta>
</file>